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909cm" fo:min-width="1.78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52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782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2.163cm" fo:min-width="2.4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2.671cm" fo:min-width="2.4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8.747cm" svg:x2="4.683cm" svg:y2="8.747cm">
          <text:p/>
        </draw:line>
        <draw:custom-shape draw:style-name="gr2" draw:text-style-name="P2" draw:layer="layout" svg:width="1.778cm" svg:height="1.778cm" svg:x="4.683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175cm" svg:height="2.384cm" svg:x="1.254cm" svg:y="7.125cm">
          <draw:text-box>
            <text:p>Target Humidity</text:p>
          </draw:text-box>
        </draw:frame>
        <draw:frame draw:style-name="gr4" draw:text-style-name="P3" draw:layer="layout" svg:width="0.635cm" svg:height="0.962cm" svg:x="3.921cm" svg:y="8.928cm">
          <draw:text-box>
            <text:p>+</text:p>
          </draw:text-box>
        </draw:frame>
        <draw:line draw:style-name="gr1" draw:text-style-name="P1" draw:layer="layout" svg:x1="5.572cm" svg:y1="11.541cm" svg:x2="5.572cm" svg:y2="9.636cm">
          <text:p/>
        </draw:line>
        <draw:frame draw:style-name="gr5" draw:text-style-name="P3" draw:layer="layout" svg:width="1.016cm" svg:height="1.016cm" svg:x="5.572cm" svg:y="9.763cm">
          <draw:text-box>
            <text:p>-</text:p>
          </draw:text-box>
        </draw:frame>
        <draw:custom-shape draw:style-name="gr6" draw:text-style-name="P4" draw:layer="controls" svg:width="2.286cm" svg:height="2.159cm" svg:x="9.382cm" svg:y="7.604cm">
          <text:p text:style-name="P4">K</text:p>
          <draw:enhanced-geometry svg:viewBox="0 0 21600 21600" draw:type="rectangle" draw:enhanced-path="M 0 0 L 21600 0 21600 21600 0 21600 0 0 Z N"/>
        </draw:custom-shape>
        <draw:frame draw:style-name="gr7" draw:text-style-name="P3" draw:layer="controls" svg:width="3.175cm" svg:height="1.673cm" svg:x="6.334cm" svg:y="6.588cm">
          <draw:text-box>
            <text:p>Humidity Error</text:p>
          </draw:text-box>
        </draw:frame>
        <draw:line draw:style-name="gr1" draw:text-style-name="P1" draw:layer="controls" svg:x1="6.461cm" svg:y1="8.747cm" svg:x2="9.382cm" svg:y2="8.747cm">
          <text:p/>
        </draw:line>
        <draw:custom-shape draw:style-name="gr6" draw:text-style-name="P4" draw:layer="controls" svg:width="2.286cm" svg:height="2.159cm" svg:x="4.937cm" svg:y="14.208cm">
          <text:p text:style-name="P4">G(H)</text:p>
          <draw:enhanced-geometry svg:viewBox="0 0 21600 21600" draw:type="rectangle" draw:enhanced-path="M 0 0 L 21600 0 21600 21600 0 21600 0 0 Z N"/>
        </draw:custom-shape>
        <draw:frame draw:style-name="gr8" draw:text-style-name="P3" draw:layer="controls" svg:width="3.937cm" svg:height="1.778cm" svg:x="14.716cm" svg:y="4.556cm">
          <draw:text-box>
            <text:p>Duty Cycle</text:p>
            <text:p/>
          </draw:text-box>
        </draw:frame>
        <draw:line draw:style-name="gr1" draw:text-style-name="P1" draw:layer="controls" svg:x1="21.828cm" svg:y1="12.176cm" svg:x2="24.876cm" svg:y2="12.176cm">
          <text:p/>
        </draw:line>
        <draw:line draw:style-name="gr9" draw:text-style-name="P1" draw:layer="controls" svg:x1="21.828cm" svg:y1="8.747cm" svg:x2="21.828cm" svg:y2="12.176cm">
          <text:p/>
        </draw:line>
        <draw:frame draw:style-name="gr10" draw:text-style-name="P3" draw:layer="controls" svg:width="4.064cm" svg:height="2.032cm" svg:x="21.955cm" svg:y="11.033cm">
          <draw:text-box>
            <text:p>Plate_temp</text:p>
          </draw:text-box>
        </draw:frame>
        <draw:frame draw:style-name="gr11" draw:text-style-name="P3" draw:layer="controls" svg:width="3.429cm" svg:height="1.397cm" svg:x="22.336cm" svg:y="7.604cm">
          <draw:text-box>
            <text:p>Humidity</text:p>
          </draw:text-box>
        </draw:frame>
        <draw:custom-shape draw:style-name="gr12" draw:text-style-name="P4" draw:layer="controls" svg:width="2.921cm" svg:height="2.413cm" svg:x="18.526cm" svg:y="7.35cm">
          <text:p text:style-name="P4">Pla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controls" svg:x1="3.413cm" svg:y1="8.747cm" svg:x2="3.413cm" svg:y2="15.351cm">
          <text:p/>
        </draw:line>
        <draw:line draw:style-name="gr1" draw:text-style-name="P1" draw:layer="controls" svg:x1="3.413cm" svg:y1="15.351cm" svg:x2="5.064cm" svg:y2="15.351cm">
          <text:p/>
        </draw:line>
        <draw:frame draw:style-name="gr13" draw:text-style-name="P3" draw:layer="controls" svg:width="5.646cm" svg:height="0.962cm" svg:x="7.35cm" svg:y="14.389cm">
          <draw:text-box>
            <text:p>Target Plate_temp</text:p>
          </draw:text-box>
        </draw:frame>
        <draw:custom-shape draw:style-name="gr14" draw:text-style-name="P4" draw:layer="controls" svg:width="2.921cm" svg:height="2.921cm" svg:x="13.446cm" svg:y="7.223cm">
          <text:p text:style-name="P4">Limitador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07:10:46.744458867</meta:creation-date>
    <dc:date>2020-06-01T18:21:54.286135227</dc:date>
    <meta:editing-duration>PT1H9M41S</meta:editing-duration>
    <meta:editing-cycles>5</meta:editing-cycles>
    <meta:generator>LibreOffice/6.0.7.3$Linux_X86_64 LibreOffice_project/00m0$Build-3</meta:generator>
    <meta:document-statistic meta:object-count="20"/>
  </office:meta>
</office:document-meta>
</file>